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terp_5f_tblheader_5f_Details_5f_Centre">
      <style:paragraph-properties fo:text-align="start" style:justify-single-word="false"/>
      <style:text-properties style:use-window-font-color="true" fo:font-size="7pt" fo:background-color="transparent" style:font-size-asian="7pt" style:font-size-complex="7pt"/>
    </style:style>
    <style:style style:name="P2" style:family="paragraph" style:parent-style-name="terp_5f_tblheader_5f_Details_5f_Centre">
      <style:paragraph-properties fo:text-align="start" style:justify-single-word="false" fo:break-before="page"/>
      <style:text-properties style:use-window-font-color="true" fo:font-size="7pt" fo:background-color="transparen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7pt" fo:background-color="transparent" style:font-size-asian="7pt" style:font-size-complex="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margin-left="0cm" fo:margin-right="0cm" fo:margin-top="0.011cm" fo:margin-bottom="0.109cm" fo:line-height="100%" fo:text-align="start" style:justify-single-word="false" fo:text-indent="0cm" style:auto-text-indent="false"/>
      <style:text-properties style:use-window-font-color="true" style:font-name="Liberation Sans" fo:font-size="14pt" fo:font-style="italic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7pt" style:font-name-asian="DejaVu Sans1" style:font-size-asian="7pt" style:font-name-complex="DejaVu Sans1" style:font-size-complex="7pt"/>
    </style:style>
    <style:style style:name="P8" style:family="paragraph" style:parent-style-name="Text_20_body">
      <style:paragraph-properties fo:break-before="column"/>
    </style:style>
    <style:style style:name="P9" style:family="paragraph" style:parent-style-name="terp_5f_tblheader_5f_Details">
      <style:paragraph-properties fo:margin-top="0.011cm" fo:margin-bottom="0.109cm" fo:line-height="100%" fo:text-align="start" style:justify-single-word="false" fo:keep-with-next="always"/>
      <style:text-properties style:use-window-font-color="true" style:font-name="Liberation Sans" fo:font-size="7pt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7pt" style:font-name-asian="DejaVu Sans1" style:font-size-asian="7pt" style:font-name-complex="DejaVu Sans1" style:font-size-complex="7pt"/>
    </style:style>
    <style:style style:name="P11" style:family="paragraph" style:parent-style-name="terp_5f_tblheader_5f_Details_5f_Centre">
      <style:paragraph-properties fo:margin-top="0.011cm" fo:margin-bottom="0.109cm" fo:line-height="100%" fo:text-align="start" style:justify-single-word="false"/>
      <style:text-properties style:use-window-font-color="true" style:font-name="Liberation Sans" fo:font-size="7pt" fo:font-weight="bold" fo:background-color="transparent" style:font-name-asian="DejaVu Sans1" style:font-size-asian="7pt" style:font-style-asian="normal" style:font-weight-asian="bold" style:font-name-complex="DejaVu Sans1" style:font-size-complex="7pt" style:font-style-complex="normal" style:font-weight-complex="bold" style:text-overline-style="none" style:text-overline-color="font-color"/>
    </style:style>
    <style:style style:name="T1" style:family="text">
      <style:text-properties style:font-name="DejaVu Sans" fo:font-size="8pt" fo:font-style="italic" fo:background-color="#ffffff" style:font-name-asian="Bitstream Vera Sans" style:font-size-asian="8pt" style:font-name-complex="Bitstream Vera Sans" style:font-size-complex="8pt"/>
    </style:style>
    <style:style style:name="T2" style:family="text">
      <style:text-properties style:font-name="DejaVu Sans" fo:font-size="8pt" fo:background-color="#ffffff" style:font-name-asian="Bitstream Vera Sans" style:font-size-asian="8pt" style:font-name-complex="Bitstream Vera Sans" style:font-size-complex="8pt"/>
    </style:style>
    <style:style style:name="T3" style:family="text">
      <style:text-properties fo:font-size="8pt" fo:font-style="normal" style:font-size-asian="8pt" style:font-size-complex="8pt"/>
    </style:style>
    <style:style style:name="T4" style:family="text">
      <style:text-properties fo:font-size="8pt" fo:font-style="normal" fo:background-color="#ffffff" style:font-name-asian="Bitstream Vera Sans" style:font-size-asian="8pt" style:font-name-complex="Bitstream Vera Sans" style:font-size-complex="8pt"/>
    </style:style>
    <style:style style:name="T5" style:family="text">
      <style:text-properties fo:font-size="8pt" fo:font-style="normal" fo:font-weight="normal" style:font-size-asian="8pt" style:font-weight-asian="normal" style:font-size-complex="8pt" style:font-weight-complex="normal"/>
    </style:style>
    <style:style style:name="T6" style:family="text">
      <style:text-properties fo:font-style="italic"/>
    </style:style>
    <style:style style:name="gr1" style:family="graphic">
      <style:graphic-properties draw:stroke="none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BIERNO PROVINCIAL DEL AZUAY</text:p>
      <text:p text:style-name="P3">Listado de Sanciones de Empleados</text:p>
      <text:p text:style-name="P3"/>
      <text:p text:style-name="P4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text-input text:description="&lt;for each=&quot;employee_id in search_employee(objects)&quot;&gt;">for start</text:text-input></text:p>
            <text:p text:style-name="P11"><text:text-input text:description="&lt;for each=&quot;o in objects&quot;&gt;">for start</text:text-input></text:p>
            <text:p text:style-name="P9"><draw:frame text:anchor-type="paragraph" draw:z-index="0" draw:style-name="gr1" svg:width="16.386cm" svg:height="0.701cm" svg:x="0.099cm" svg:y="0.404cm"><draw:text-box><text:p>gg</text:p></draw:text-box></draw:frame><text:span text:style-name="T1"><text:text-input text:description="&lt;choose&gt;">Choose</text:text-input></text:span><text:span text:style-name="T1"><text:text-input text:description="&lt;when test=&quot;employee_id == o.name.id&quot;&gt;">When_</text:text-input></text:span><text:span text:style-name="T3"><text:text-input text:description="&lt;o.name.name or ' '&gt;">(name)</text:text-input></text:span><text:span text:style-name="T3"> <text:s/></text:span><text:span text:style-name="T3"><text:text-input text:description="&lt;o.name.name1 or ' '&gt;">(name1)</text:text-input></text:span><text:span text:style-name="T3"> <text:line-break/><text:line-break/><text:line-break/></text:span><text:span text:style-name="T1"><text:text-input text:description="&lt;/when&gt;">/When</text:text-input></text:span><text:span text:style-name="T1"><text:text-input text:description="&lt;/choose&gt;">/choose</text:text-input></text:span><text:span text:style-name="T1"> </text:span></text:p>
            <text:p text:style-name="P6"><text:text-input text:description="&lt;/for&gt;">end_for</text:text-input></text:p>
            <text:p text:style-name="P6"><text:text-input text:description="&lt;/for&gt;">end_for</text:text-input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fo:keep-with-next="always" text:number-lines="false" text:line-number="0">
        <style:tab-stops/>
        <style:background-image/>
      </style:paragraph-properties>
      <style:text-properties style:font-size-asian="10.5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nuthink003 </meta:initial-creator>
    <meta:creation-date>2012-11-12T09:28:16</meta:creation-date>
    <meta:generator>OpenOffice.org/3.2$Linux OpenOffice.org_project/320m12$Build-9483</meta:generator>
    <dc:date>2012-11-14T11:21:49</dc:date>
    <dc:creator>gnuthink003 </dc:creator>
    <meta:editing-duration>PT03H46M31S</meta:editing-duration>
    <meta:editing-cycles>89</meta:editing-cycles>
    <meta:document-statistic meta:table-count="1" meta:image-count="0" meta:object-count="0" meta:page-count="2" meta:paragraph-count="7" meta:word-count="18" meta:character-count="137"/>
  </office:meta>
</office:document-meta>
</file>